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0cce30" style:text-blinking="false" fo:background-color="transparent" style:font-size-asian="12pt" style:font-size-complex="12pt"/>
    </style:style>
    <style:style style:name="P2"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15ad5f" officeooo:paragraph-rsid="000cce30" style:text-blinking="false" fo:background-color="transparent" style:font-size-asian="12pt" style:font-size-complex="12pt"/>
    </style:style>
    <style:style style:name="P3" style:family="paragraph" style:parent-style-name="Text_20_body">
      <style:paragraph-properties fo:margin-top="0cm" fo:margin-bottom="0cm" style:contextual-spacing="false" fo:line-height="200%"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eb6c1" officeooo:paragraph-rsid="000fe5b6" style:text-blinking="false" fo:background-color="transparent" style:font-size-asian="12pt" style:font-size-complex="12pt"/>
    </style:style>
    <style:style style:name="P4" style:family="paragraph" style:parent-style-name="Text_20_body">
      <style:paragraph-properties fo:margin-top="0cm" fo:margin-bottom="0cm" style:contextual-spacing="false" fo:line-height="200%"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2b6c7d" officeooo:paragraph-rsid="002b6c7d" style:text-blinking="false" fo:background-color="transparent" style:font-size-asian="12pt" style:font-size-complex="12pt"/>
    </style:style>
    <style:style style:name="P5" style:family="paragraph" style:parent-style-name="Text_20_body">
      <style:paragraph-properties fo:margin-top="0cm" fo:margin-bottom="0cm" style:contextual-spacing="false" fo:line-height="200%"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27b890" officeooo:paragraph-rsid="002d6552" style:text-blinking="false" fo:background-color="transparent" style:font-size-asian="12pt" style:font-size-complex="12pt"/>
    </style:style>
    <style:style style:name="P6" style:family="paragraph" style:parent-style-name="Text_20_body">
      <style:paragraph-properties fo:margin-top="0cm" fo:margin-bottom="0cm" style:contextual-spacing="false" fo:line-height="200%"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351da" officeooo:paragraph-rsid="002d6552" style:text-blinking="false" fo:background-color="transparent" style:font-size-asian="12pt" style:font-size-complex="12pt"/>
    </style:style>
    <style:style style:name="P7" style:family="paragraph" style:parent-style-name="Text_20_body">
      <style:paragraph-properties fo:margin-top="0cm" fo:margin-bottom="0cm" style:contextual-spacing="false" fo:line-height="200%"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b1e38" officeooo:paragraph-rsid="002d6552" style:text-blinking="false" fo:background-color="transparent" style:font-size-asian="12pt" style:font-size-complex="12pt"/>
    </style:style>
    <style:style style:name="P8" style:family="paragraph" style:parent-style-name="Text_20_body">
      <style:paragraph-properties fo:margin-top="0cm" fo:margin-bottom="0cm" style:contextual-spacing="false" fo:line-height="200%" fo:text-align="start" style:justify-single-word="false" style:writing-mode="lr-tb"/>
      <style:text-properties style:font-name="Times New Roman" fo:font-size="12pt" officeooo:paragraph-rsid="000fe5b6" style:font-size-asian="12pt" style:font-size-complex="12pt"/>
    </style:style>
    <style:style style:name="P9" style:family="paragraph" style:parent-style-name="Text_20_body">
      <style:paragraph-properties fo:margin-top="0cm" fo:margin-bottom="0cm" style:contextual-spacing="false" fo:line-height="200%" fo:text-align="start" style:justify-single-word="false" style:writing-mode="lr-tb"/>
      <style:text-properties style:font-name="Times New Roman" fo:font-size="12pt" officeooo:paragraph-rsid="002d6552" style:font-size-asian="12pt" style:font-size-complex="12pt"/>
    </style:style>
    <style:style style:name="P10" style:family="paragraph" style:parent-style-name="Text_20_body">
      <style:paragraph-properties fo:margin-top="0cm" fo:margin-bottom="0cm" style:contextual-spacing="false" fo:line-height="200%" fo:text-align="start" style:justify-single-word="false" style:writing-mode="lr-tb"/>
      <style:text-properties style:font-name="Times New Roman" fo:font-size="12pt" officeooo:paragraph-rsid="00433cff" style:font-size-asian="12pt" style:font-size-complex="12pt"/>
    </style:style>
    <style:style style:name="P11" style:family="paragraph" style:parent-style-name="Text_20_body">
      <style:paragraph-properties fo:margin-top="0cm" fo:margin-bottom="0cm" style:contextual-spacing="false" fo:line-height="200%" fo:text-align="start" style:justify-single-word="false" style:writing-mode="lr-tb"/>
      <style:text-properties style:font-name="Times New Roman" fo:font-size="12pt" officeooo:paragraph-rsid="0047f8b7" style:font-size-asian="12pt" style:font-size-complex="12pt"/>
    </style:style>
    <style:style style:name="P12" style:family="paragraph" style:parent-style-name="Text_20_body">
      <style:paragraph-properties fo:margin-top="0cm" fo:margin-bottom="0cm" style:contextual-spacing="false" fo:line-height="200%" fo:text-align="start" style:justify-single-word="false" style:writing-mode="lr-tb"/>
      <style:text-properties style:font-name="Times New Roman" fo:font-size="12pt" officeooo:rsid="003b1e38" officeooo:paragraph-rsid="003b1e38" style:font-size-asian="12pt" style:font-size-complex="12pt"/>
    </style:style>
    <style:style style:name="P13" style:family="paragraph" style:parent-style-name="Text_20_body">
      <style:paragraph-properties fo:margin-top="0cm" fo:margin-bottom="0cm" style:contextual-spacing="false" fo:line-height="200%" fo:text-align="center" style:justify-single-word="false" style:writing-mode="lr-tb"/>
      <style:text-properties style:font-name="Times New Roman" fo:font-size="12pt" officeooo:rsid="00433cff" officeooo:paragraph-rsid="00433cff" style:font-size-asian="12pt" style:font-size-complex="12pt"/>
    </style:style>
    <style:style style:name="P14" style:family="paragraph" style:parent-style-name="Text_20_body">
      <style:paragraph-properties fo:margin-top="0cm" fo:margin-bottom="0cm" style:contextual-spacing="false" fo:line-height="200%" fo:text-align="start" style:justify-single-word="false" style:writing-mode="lr-tb"/>
      <style:text-properties officeooo:paragraph-rsid="0047af0a"/>
    </style:style>
    <style:style style:name="P15" style:family="paragraph" style:parent-style-name="Text_20_body">
      <style:paragraph-properties fo:margin-top="0cm" fo:margin-bottom="0cm" style:contextual-spacing="false" fo:line-height="200%" fo:text-align="start" style:justify-single-word="false" style:writing-mode="lr-tb"/>
      <style:text-properties officeooo:rsid="004508f0" officeooo:paragraph-rsid="0047af0a"/>
    </style:style>
    <style:style style:name="P16" style:family="paragraph" style:parent-style-name="Text_20_body">
      <style:paragraph-properties fo:margin-top="0cm" fo:margin-bottom="0cm" style:contextual-spacing="false" fo:line-height="200%" fo:text-align="start" style:justify-single-word="false" style:writing-mode="lr-tb"/>
      <style:text-properties officeooo:rsid="004897cd" officeooo:paragraph-rsid="004897cd"/>
    </style:style>
    <style:style style:name="P17" style:family="paragraph" style:parent-style-name="Text_20_body">
      <style:text-properties style:font-name="Times New Roman" fo:font-size="12pt" fo:font-weight="normal" officeooo:paragraph-rsid="000cce30" style:font-size-asian="12pt" style:font-size-complex="12pt"/>
    </style:style>
    <style:style style:name="P18" style:family="paragraph" style:parent-style-name="Text_20_body">
      <style:text-properties style:font-name="Times New Roman" fo:font-size="12pt" fo:font-weight="normal" officeooo:paragraph-rsid="004283a7" style:font-size-asian="12pt" style:font-size-complex="12pt"/>
    </style:style>
    <style:style style:name="P19" style:family="paragraph" style:parent-style-name="Text_20_body">
      <style:paragraph-properties fo:margin-top="0cm" fo:margin-bottom="0.353cm"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12pt" fo:font-style="italic" style:text-underline-style="none" fo:font-weight="normal" officeooo:rsid="000cce30" officeooo:paragraph-rsid="000cce30" style:text-blinking="false" fo:background-color="transparent" style:font-size-asian="12pt" style:font-size-complex="12pt"/>
    </style:style>
    <style:style style:name="P20" style:family="paragraph" style:parent-style-name="Heading_20_1">
      <style:paragraph-properties fo:margin-top="0.353cm" fo:margin-bottom="0cm" style:contextual-spacing="false" fo:line-height="10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15ad5f" officeooo:paragraph-rsid="000cce30" style:text-blinking="false" fo:background-color="transparent" style:font-size-asian="12pt" style:font-size-complex="12pt"/>
    </style:style>
    <style:style style:name="P21" style:family="paragraph" style:parent-style-name="Text_20_body" style:master-page-name="Untitled1">
      <style:paragraph-properties fo:line-height="100%" fo:text-align="center" style:justify-single-word="false" style:page-number="auto"/>
      <style:text-properties fo:font-variant="normal" fo:text-transform="none" fo:color="#000000" style:text-line-through-style="none" style:text-line-through-type="none" style:font-name="Times New Roman" fo:font-size="12pt" fo:font-style="normal" style:text-underline-style="none" fo:font-weight="normal" officeooo:rsid="000e662a" officeooo:paragraph-rsid="000cce30" style:text-blinking="false" fo:background-color="transparent" style:font-size-asian="12pt" style:font-size-complex="12pt"/>
    </style:style>
    <style:style style:name="P22" style:family="paragraph" style:parent-style-name="Text_20_body">
      <style:paragraph-properties fo:margin-top="0cm" fo:margin-bottom="0cm" style:contextual-spacing="false" fo:line-height="200%" fo:text-align="start" style:justify-single-word="false" style:writing-mode="lr-tb"/>
      <style:text-properties style:font-name="Times New Roman" fo:font-size="12pt" officeooo:rsid="00433cff" officeooo:paragraph-rsid="00433cff" style:font-size-asian="12pt" style:font-size-complex="12pt"/>
    </style:style>
    <style:style style:name="P23" style:family="paragraph" style:parent-style-name="Text_20_body">
      <style:paragraph-properties fo:margin-top="0cm" fo:margin-bottom="0cm" style:contextual-spacing="false" fo:line-height="200%" fo:text-align="start" style:justify-single-word="false" style:writing-mode="lr-tb"/>
      <style:text-properties style:use-window-font-color="true" fo:font-style="normal" officeooo:rsid="004897cd" officeooo:paragraph-rsid="004897cd" fo:background-color="transparent" style:font-style-asian="normal" style:font-style-complex="normal"/>
    </style:style>
    <style:style style:name="T1" style:family="text">
      <style:text-properties officeooo:rsid="000cce30"/>
    </style:style>
    <style:style style:name="T2"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normal" officeooo:rsid="00166b32"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normal" officeooo:rsid="00272756"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fo:font-weight="normal" officeooo:rsid="0027b890"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fo:font-weight="normal" officeooo:rsid="0029ac9c"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fo:font-weight="normal" officeooo:rsid="002d6552"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fo:font-weight="normal" officeooo:rsid="003351da"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fo:font-weight="normal" officeooo:rsid="00350569"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fo:font-weight="normal" officeooo:rsid="00352847"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fo:font-weight="normal" officeooo:rsid="00365ce4"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fo:font-weight="normal" officeooo:rsid="00375256"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fo:font-weight="normal" officeooo:rsid="00375ea7"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fo:font-weight="normal" officeooo:rsid="0037bf87"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fo:font-weight="normal" officeooo:rsid="00383776"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fo:font-weight="normal" officeooo:rsid="0039eddb"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fo:font-weight="normal" officeooo:rsid="003b1e38"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fo:font-weight="normal" officeooo:rsid="003cc596"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fo:font-weight="normal" officeooo:rsid="003dd53c"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fo:font-weight="normal" officeooo:rsid="004283a7"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fo:font-weight="normal" officeooo:rsid="00433cff"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fo:font-weight="normal" officeooo:rsid="004508f0"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fo:font-weight="normal" officeooo:rsid="0047af0a"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fo:font-weight="normal" officeooo:rsid="0047f8b7"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fo:font-weight="normal" officeooo:rsid="00491c20"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fo:font-weight="normal" officeooo:rsid="004dc814"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fo:font-weight="normal" officeooo:rsid="004f33ff"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fo:font-weight="normal" officeooo:rsid="004f53b7" style:text-blinking="false" fo:background-color="transparent" loext:char-shading-value="0"/>
    </style:style>
    <style:style style:name="T29" style:family="text">
      <style:text-properties fo:font-variant="normal" fo:text-transform="none" fo:color="#000000" style:font-name="Liberation Serif" fo:font-size="12pt" fo:letter-spacing="normal" fo:font-style="normal" fo:font-weight="normal" style:font-size-asian="12pt" style:font-size-complex="12pt"/>
    </style:style>
    <style:style style:name="T30" style:family="text">
      <style:text-properties fo:font-variant="normal" fo:text-transform="none" style:use-window-font-color="true" style:font-name="Liberation Serif" fo:font-size="12pt" fo:letter-spacing="normal" fo:font-style="normal" fo:font-weight="normal" fo:background-color="transparent" loext:char-shading-value="0" style:font-size-asian="12pt" style:font-style-asian="normal" style:font-size-complex="12pt" style:font-style-complex="normal"/>
    </style:style>
    <style:style style:name="T31" style:family="text">
      <style:text-properties fo:font-variant="normal" fo:text-transform="none" style:use-window-font-color="true" style:font-name="Liberation Serif" fo:font-size="12pt" fo:letter-spacing="normal" fo:font-style="italic" fo:font-weight="normal" fo:background-color="transparent" loext:char-shading-value="0" style:font-size-asian="12pt" style:font-style-asian="italic" style:font-size-complex="12pt" style:font-style-complex="italic"/>
    </style:style>
    <style:style style:name="T32" style:family="text">
      <style:text-properties officeooo:rsid="0015ad5f"/>
    </style:style>
    <style:style style:name="T33" style:family="text">
      <style:text-properties officeooo:rsid="00212251"/>
    </style:style>
    <style:style style:name="T34" style:family="text">
      <style:text-properties officeooo:rsid="00225a34"/>
    </style:style>
    <style:style style:name="T35" style:family="text">
      <style:text-properties officeooo:rsid="002acf37"/>
    </style:style>
    <style:style style:name="T36" style:family="text">
      <style:text-properties officeooo:rsid="002b6c7d"/>
    </style:style>
    <style:style style:name="T37" style:family="text">
      <style:text-properties officeooo:rsid="00377b7b"/>
    </style:style>
    <style:style style:name="T38" style:family="text">
      <style:text-properties officeooo:rsid="003dd53c"/>
    </style:style>
    <style:style style:name="T39" style:family="text">
      <style:text-properties officeooo:rsid="004283a7"/>
    </style:style>
    <style:style style:name="T40" style:family="text">
      <style:text-properties style:use-window-font-color="true" fo:font-style="normal" fo:background-color="transparent" loext:char-shading-value="0" style:font-style-asian="normal" style:font-style-complex="normal"/>
    </style:style>
    <style:style style:name="T41" style:family="text">
      <style:text-properties fo:font-style="italic" style:font-style-asian="italic" style:font-style-complex="italic"/>
    </style:style>
    <style:style style:name="T42" style:family="text">
      <style:text-properties fo:font-style="italic" officeooo:rsid="0047af0a" style:font-style-asian="italic" style:font-style-complex="italic"/>
    </style:style>
    <style:style style:name="T43" style:family="text">
      <style:text-properties style:text-position="super 58%" fo:font-style="italic" style:font-style-asian="italic" style:font-style-complex="italic"/>
    </style:style>
    <style:style style:name="T44" style:family="text">
      <style:text-properties officeooo:rsid="0047af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University of Waterloo</text:p>
      <text:h text:style-name="P20" text:outline-level="1"><text:bookmark-start text:name="__RefHeading__368_940611971"/>CS492 A<text:span text:style-name="T1">2</text:span><text:bookmark-end text:name="__RefHeading__368_940611971"/></text:h>
      <text:p text:style-name="P17"><text:line-break/><text:line-break/><text:line-break/><text:line-break/><text:line-break/><text:line-break/></text:p>
      <text:p text:style-name="P19">The Internet: <text:span text:style-name="T37">A Powerful Tool that Must be Used Responsibly</text:span></text:p>
      <text:p text:style-name="P17"><text:line-break/><text:line-break/><text:line-break/><text:line-break/><text:line-break/><text:line-break/><text:line-break/></text:p>
      <text:p text:style-name="P17"/>
      <text:p text:style-name="P17"><text:line-break/><text:line-break/><text:line-break/><text:line-break/><text:line-break/><text:line-break/><text:line-break/></text:p>
      <text:p text:style-name="P18"><text:line-break/></text:p>
      <text:p text:style-name="P18"/>
      <text:p text:style-name="P18"><text:line-break/><text:tab/><text:tab/><text:tab/><text:tab/><text:tab/><text:tab/><text:span text:style-name="T2">Daniel Reynolds</text:span></text:p>
      <text:p text:style-name="P1">20473104</text:p>
      <text:p text:style-name="P1"><text:span text:style-name="T32">4A</text:span> Computer Science</text:p>
      <text:p text:style-name="P2">May 2016</text:p>
      <text:p text:style-name="P2"/>
      <text:p text:style-name="P3"><text:soft-page-break/><text:tab/>Only several decades after the Internet became popularly used by people in North America, the United Nations declared the ability for people to express themselves online as a basic human right. The Internet is <text:span text:style-name="T37">a powerful tool that empowers</text:span> the spread of culture, and has connected a global community of people who are now able to share interests and <text:span text:style-name="T33">help one another</text:span>. <text:span text:style-name="T35">The Internet has also crossed cultural boundaries to foster education in society ranging from casual instructional videos to collaborative tools designed for the exchange of scientific research</text:span>. <text:span text:style-name="T34">Although</text:span> <text:span text:style-name="T39">the Internet continues to have a positive impact on the global community</text:span>, like any tool it <text:span text:style-name="T39">is often</text:span> abused. <text:span text:style-name="T36">Society's reliance on the Internet has created new concerns such as social media addiction, which have only begun to be examined. Additionally, people's increasing online presence is making it easier for users to accidentally release sensitive information to members of the relentless media or malicious users. While the Internet predominantly has a positive effect on society, people need to make sure that they understand the consequences of their online interactions in order to use it responsibly.</text:span></text:p>
      <text:p text:style-name="P4"/>
      <text:p text:style-name="P10"><text:span text:style-name="T3"><text:tab/>The Internet gives </text:span><text:span text:style-name="T18">people</text:span><text:span text:style-name="T3"> </text:span><text:span text:style-name="T20">from different cultures</text:span><text:span text:style-name="T3"> the opportunity to </text:span><text:span text:style-name="T20">unite over</text:span><text:span text:style-name="T3"> shared interests </text:span><text:span text:style-name="T20">and concerns</text:span><text:span text:style-name="T3">. At the time this was written, the phrase “send help to” in the popular search engine Google returns explanations of </text:span><text:span text:style-name="T14">the </text:span><text:span text:style-name="T3">crises in Nepal, the Philippines and Gaza. </text:span><text:span text:style-name="T14">T</text:span><text:span text:style-name="T3">he ease with which global citizens can </text:span><text:span text:style-name="T20">investigate</text:span><text:span text:style-name="T3"> </text:span><text:span text:style-name="T19">international problems</text:span><text:span text:style-name="T3"> and</text:span><text:span text:style-name="T20"> help one another</text:span><text:span text:style-name="T3"> is a powerful example of how the Internet </text:span><text:span text:style-name="T19">brings</text:span><text:span text:style-name="T3"> people together. The Internet also facilita</text:span><text:span text:style-name="T19">tes</text:span><text:span text:style-name="T3"> the spread of culture through online education. Courses that used to be taught on art, math or history by a professor to a small group of students can now reach millions online and the rise in popularity of resources like Khan Academy, Stanford Online Learning and TED talks are spreading thousands of informative videos across cultural boundaries to anyone with an Internet connection and a desire to learn. </text:span><text:span text:style-name="T7">In the scientific community, apps like “DreamLab” by the Garvan Institute of Medical Research in Australia allow </text:span><text:span text:style-name="T20">smartphon users </text:span><text:span text:style-name="T7">world</text:span><text:span text:style-name="T20">wide </text:span><text:span text:style-name="T7">to contribute to cancer research by picking a cause and donating their phone's resources to perform data analysis overnight (</text:span><text:span text:style-name="T21">Vodafone Hutchison Australia Pty Ltd, 2016</text:span><text:span text:style-name="T7">). Th</text:span><text:span text:style-name="T8">is sort of scientific </text:span><text:soft-page-break/><text:span text:style-name="T8">collaboration is one of the ways that the Internet fosters education and research and these initiatives will only improve as the limits of Internet access and speed are expanded.</text:span></text:p>
      <text:p text:style-name="P6"/>
      <text:p text:style-name="P11"><text:span text:style-name="T3"><text:tab/>While </text:span><text:span text:style-name="T19">frequent use of the Internet has many advantages, </text:span><text:span text:style-name="T4">it</text:span><text:span text:style-name="T3"> </text:span><text:span text:style-name="T19">can also have a</text:span><text:span text:style-name="T14"> negative effect on society </text:span><text:span text:style-name="T3">when </text:span><text:span text:style-name="T9">its</text:span><text:span text:style-name="T3"> ease of </text:span><text:span text:style-name="T9">use </text:span><text:span text:style-name="T26">becomes</text:span><text:span text:style-name="T3"> an obsession. The </text:span><text:span text:style-name="T27">latest</text:span><text:span text:style-name="T3"> version of the Diagnostic and Statistical Manual of Mental Disorders by the American Psychiatric Association lists Internet Gaming Disorder as a condition to be further studied (</text:span><text:span text:style-name="T22">American Psychiatric Association, 2013</text:span><text:span text:style-name="T3">). </text:span><text:span text:style-name="T14">W</text:span><text:span text:style-name="T4">hen </text:span><text:span text:style-name="T9">they are </text:span><text:span text:style-name="T4">not gaming,</text:span><text:span text:style-name="T3"> many adolescents </text:span><text:span text:style-name="T9">find themselves turning</text:span><text:span text:style-name="T4"> to</text:span><text:span text:style-name="T3"> social media as a </text:span><text:span text:style-name="T9">potentially </text:span><text:span text:style-name="T4">dangerous way to combat stress and </text:span><text:span text:style-name="T6">depression</text:span><text:span text:style-name="T4">. Research shows that </text:span><text:span text:style-name="T19">the</text:span><text:span text:style-name="T14"> </text:span><text:span text:style-name="T4">excessive use of social media has many of the same traits</text:span><text:span text:style-name="T3"> </text:span><text:span text:style-name="T4">as substance addictions, including mood modification, symptoms of withdrawl, and low barriers to relapse (</text:span><text:span text:style-name="T23">Griffiths, </text:span><text:span text:style-name="T24">2</text:span><text:span text:style-name="T23">013</text:span><text:span text:style-name="T4">). </text:span><text:span text:style-name="T5">Society is only </text:span><text:span text:style-name="T10">beginning to</text:span><text:span text:style-name="T5"> </text:span><text:span text:style-name="T20">understand</text:span><text:span text:style-name="T5"> the long-term effects the Internet is having on </text:span><text:span text:style-name="T10">the the latest generation of Internet users </text:span><text:span text:style-name="T7">and </text:span><text:span text:style-name="T5">it is important that </text:span><text:span text:style-name="T7">it</text:span><text:span text:style-name="T5"> is used in moderation. </text:span><text:span text:style-name="T28">People's increasing online presence</text:span><text:span text:style-name="T10"> </text:span><text:span text:style-name="T15">poses a dangerous problem</text:span><text:span text:style-name="T10"> when users and developers fail to consider the privacy and security impl</text:span><text:span text:style-name="T11">i</text:span><text:span text:style-name="T10">c</text:span><text:span text:style-name="T11">at</text:span><text:span text:style-name="T10">ions of their applications. </text:span><text:span text:style-name="T12">The Identity Theft Resource Center </text:span><text:span text:style-name="T11">estimate</text:span><text:span text:style-name="T12">s</text:span><text:span text:style-name="T11"> that 2015 had approximately 780 recorded leaks </text:span><text:span text:style-name="T12">of</text:span><text:span text:style-name="T11"> </text:span><text:span text:style-name="T12">nearly 170 million </text:span><text:span text:style-name="T11">individual </text:span><text:span text:style-name="T12">records</text:span><text:span text:style-name="T11"> (</text:span><text:span text:style-name="T25">Identify Theft Resource Center, 2016</text:span><text:span text:style-name="T11">). </text:span><text:span text:style-name="T13">These s</text:span><text:span text:style-name="T11">ecurity breaches can lead to losses of </text:span><text:span text:style-name="T19">large amounts of valuable information such as</text:span><text:span text:style-name="T11"> banking </text:span><text:span text:style-name="T19">data</text:span><text:span text:style-name="T11">, health records, and private messages </text:span><text:span text:style-name="T19">by malicious entities who, as a result of the Internet, can now execute these attacks </text:span><text:span text:style-name="T16">thousands of miles away </text:span><text:span text:style-name="T15">with a single exploit</text:span><text:span text:style-name="T13">. </text:span><text:span text:style-name="T16">In addition to </text:span><text:span text:style-name="T19">unintentional</text:span><text:span text:style-name="T16"> privacy breaches, many users are </text:span><text:span text:style-name="T19">choosing to reveal this</text:span><text:span text:style-name="T16"> sensitive data without fully understanding the consequences. Recently “#NationalSendANudeDay” was trending on twitter and while many </text:span><text:span text:style-name="T17">people </text:span><text:span text:style-name="T16">likely took advantage of this opportunity, the sensitive pictures and hasty comments left on social media sites </text:span><text:span text:style-name="T19">like Twitter</text:span><text:span text:style-name="T16"> are </text:span><text:span text:style-name="T17">available long after they are sent and </text:span><text:span text:style-name="T19">these actions </text:span><text:span text:style-name="T17">can have a negative impact on </text:span><text:span text:style-name="T20">people's </text:span><text:span text:style-name="T17">future jobs and relationships.</text:span></text:p>
      <text:p text:style-name="P7"/>
      <text:p text:style-name="P12"><text:tab/>The Internet <text:span text:style-name="T38">is a tool that has the ability to bring together foreign cultures and foster education </text:span><text:soft-page-break/><text:span text:style-name="T38">and scientific discovery. It is necessary, however, that it is used in moderation and it is up to users and developers to consider the importance of privacy and security when accessing and designing applications online. The Internet is ultimately one of humanity's newest and most powerful creations and it is exciting to see how it will be used in the years to come. </text:span></text:p>
      <text:p text:style-name="P9"/>
      <text:p text:style-name="P9"/>
      <text:p text:style-name="P9"><text:tab/></text:p>
      <text:p text:style-name="P9"/>
      <text:p text:style-name="P5"/>
      <text:p text:style-name="P8"/>
      <text:p text:style-name="P8"><text:tab/></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3">References</text:p>
      <text:p text:style-name="P15"><text:soft-page-break/>American Psychiatric Association. (2013). Internet Gaming Disorder. <text:span text:style-name="T41">Diagnostic and Statistical <text:tab/>Manual of Mental Disorders (5</text:span><text:span text:style-name="T43">th</text:span><text:span text:style-name="T41"> ed.). </text:span><text:span text:style-name="T40">doi:10.1176/appi.books.9780890425596.744053</text:span></text:p>
      <text:p text:style-name="P14"><text:span text:style-name="T44">Griffiths D. M. (2013, December 13). Social Network Addiction: Emerging Themes and Issues. <text:tab/></text:span><text:span text:style-name="T42">Journal of Addiction Research &amp; Therapy. </text:span><text:span text:style-name="T29">doi:10.4172/2155-6105.1000e118</text:span></text:p>
      <text:p text:style-name="P16"><text:span text:style-name="T30">Identify Theft Resource Center. (2016, January 4). </text:span><text:span text:style-name="T31">2015 Data Breach Category Summary. </text:span><text:span text:style-name="T30">Retrieved <text:tab/>from http://www.idtheftcenter.org/images/breach/DataBreachReports_2015.pdf</text:span></text:p>
      <text:p text:style-name="P22">Vodafone Hutchison Australia Pty Ltd. (2016). DreamLab (Version 1.1.31.215) [Mobile Application <text:tab/>Software]. Retrieved from https://play.google.com/store/apps/details?<text:tab/>id=au.com.vodafone.dreamlabapp&amp;hl=e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Untitl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2T14:46:46.750462361</meta:creation-date>
    <meta:generator>LibreOffice/4.2.8.2$Linux_X86_64 LibreOffice_project/420m0$Build-2</meta:generator>
    <dc:date>2016-05-26T09:05:42.288362251</dc:date>
    <meta:editing-duration>PT20H20M40S</meta:editing-duration>
    <meta:editing-cycles>49</meta:editing-cycles>
    <meta:document-statistic meta:table-count="0" meta:image-count="0" meta:object-count="0" meta:page-count="5" meta:paragraph-count="22" meta:word-count="881" meta:character-count="5935" meta:non-whitespace-character-count="5031"/>
  </office:meta>
</office:document-meta>
</file>